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ceaf" officeooo:paragraph-rsid="0000ceaf"/>
    </style:style>
    <style:style style:name="P2" style:family="paragraph" style:parent-style-name="Standard">
      <style:text-properties fo:language="pt" fo:country="BR" officeooo:rsid="00024739" officeooo:paragraph-rsid="00024739"/>
    </style:style>
    <style:style style:name="P3" style:family="paragraph" style:parent-style-name="Standard">
      <style:text-properties fo:language="pt" fo:country="BR" fo:font-weight="normal" officeooo:rsid="00024739" officeooo:paragraph-rsid="00024739" style:font-weight-asian="normal" style:font-weight-complex="normal"/>
    </style:style>
    <style:style style:name="P4" style:family="paragraph" style:parent-style-name="Standard">
      <style:text-properties fo:language="pt" fo:country="BR" fo:font-weight="normal" officeooo:rsid="0002854e" officeooo:paragraph-rsid="0002854e" style:font-weight-asian="normal" style:font-weight-complex="normal"/>
    </style:style>
    <style:style style:name="P5" style:family="paragraph" style:parent-style-name="Standard" style:list-style-name="L1">
      <style:text-properties fo:language="pt" fo:country="BR" fo:font-weight="normal" officeooo:rsid="00035bb0" officeooo:paragraph-rsid="00035bb0" style:font-weight-asian="normal" style:font-weight-complex="normal"/>
    </style:style>
    <style:style style:name="P6" style:family="paragraph" style:parent-style-name="Standard">
      <style:text-properties fo:language="pt" fo:country="BR" fo:font-weight="normal" officeooo:rsid="00035bb0" officeooo:paragraph-rsid="00035bb0" style:font-weight-asian="normal" style:font-weight-complex="normal"/>
    </style:style>
    <style:style style:name="P7" style:family="paragraph" style:parent-style-name="Standard">
      <style:text-properties fo:language="pt" fo:country="BR" fo:font-weight="normal" officeooo:rsid="0005dd4b" officeooo:paragraph-rsid="0005dd4b" style:font-weight-asian="normal" style:font-weight-complex="normal"/>
    </style:style>
    <style:style style:name="P8" style:family="paragraph" style:parent-style-name="Standard" style:list-style-name="L2">
      <style:text-properties fo:language="pt" fo:country="BR" fo:font-weight="normal" officeooo:rsid="000759bc" officeooo:paragraph-rsid="000759bc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0759bc" officeooo:paragraph-rsid="000759bc" style:font-weight-asian="normal" style:font-weight-complex="normal"/>
    </style:style>
    <style:style style:name="P10" style:family="paragraph" style:parent-style-name="Standard" style:list-style-name="L3">
      <style:text-properties fo:language="pt" fo:country="BR" fo:font-weight="normal" officeooo:rsid="000943e5" officeooo:paragraph-rsid="000943e5" style:font-weight-asian="normal" style:font-weight-complex="normal"/>
    </style:style>
    <style:style style:name="P11" style:family="paragraph" style:parent-style-name="Standard">
      <style:text-properties fo:language="pt" fo:country="BR" fo:font-weight="normal" officeooo:rsid="000943e5" officeooo:paragraph-rsid="000943e5" style:font-weight-asian="normal" style:font-weight-complex="normal"/>
    </style:style>
    <style:style style:name="P12" style:family="paragraph" style:parent-style-name="Standard">
      <style:text-properties fo:language="pt" fo:country="BR" fo:font-weight="normal" officeooo:rsid="00096422" officeooo:paragraph-rsid="00096422" style:font-weight-asian="normal" style:font-weight-complex="normal"/>
    </style:style>
    <style:style style:name="P13" style:family="paragraph" style:parent-style-name="Standard" style:list-style-name="L4">
      <style:text-properties fo:language="pt" fo:country="BR" fo:font-weight="normal" officeooo:rsid="00096422" officeooo:paragraph-rsid="00096422" style:font-weight-asian="normal" style:font-weight-complex="normal"/>
    </style:style>
    <style:style style:name="P14" style:family="paragraph" style:parent-style-name="Standard" style:list-style-name="L4">
      <style:text-properties fo:language="pt" fo:country="BR" fo:font-weight="normal" officeooo:rsid="000ac68a" officeooo:paragraph-rsid="000ac68a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0ac68a" officeooo:paragraph-rsid="000ac68a" style:font-weight-asian="normal" style:font-weight-complex="normal"/>
    </style:style>
    <style:style style:name="P16" style:family="paragraph" style:parent-style-name="Standard">
      <style:text-properties fo:language="pt" fo:country="BR" fo:font-weight="normal" officeooo:rsid="000d8e6b" officeooo:paragraph-rsid="000d8e6b" style:font-weight-asian="normal" style:font-weight-complex="normal"/>
    </style:style>
    <style:style style:name="P17" style:family="paragraph" style:parent-style-name="Standard">
      <style:text-properties fo:language="pt" fo:country="BR" fo:font-weight="normal" officeooo:rsid="000f52e6" officeooo:paragraph-rsid="000f52e6" style:font-weight-asian="normal" style:font-weight-complex="normal"/>
    </style:style>
    <style:style style:name="P18" style:family="paragraph" style:parent-style-name="Standard">
      <style:text-properties fo:language="pt" fo:country="BR" fo:font-weight="normal" officeooo:rsid="00106de9" officeooo:paragraph-rsid="00106de9" style:font-weight-asian="normal" style:font-weight-complex="normal"/>
    </style:style>
    <style:style style:name="P19" style:family="paragraph" style:parent-style-name="Standard">
      <style:text-properties fo:language="pt" fo:country="BR" fo:font-weight="normal" officeooo:rsid="00122c18" officeooo:paragraph-rsid="00122c18" style:font-weight-asian="normal" style:font-weight-complex="normal"/>
    </style:style>
    <style:style style:name="P20" style:family="paragraph" style:parent-style-name="Standard">
      <style:text-properties fo:language="pt" fo:country="BR" fo:font-weight="normal" officeooo:rsid="00125f19" officeooo:paragraph-rsid="00125f19" style:font-weight-asian="normal" style:font-weight-complex="normal"/>
    </style:style>
    <style:style style:name="P21" style:family="paragraph" style:parent-style-name="Standard">
      <style:text-properties fo:language="pt" fo:country="BR" fo:font-weight="normal" officeooo:rsid="0013f321" officeooo:paragraph-rsid="0013f321" style:font-weight-asian="normal" style:font-weight-complex="normal"/>
    </style:style>
    <style:style style:name="P22" style:family="paragraph" style:parent-style-name="Standard">
      <style:text-properties fo:language="pt" fo:country="BR" officeooo:rsid="0002854e" officeooo:paragraph-rsid="0002854e"/>
    </style:style>
    <style:style style:name="P23" style:family="paragraph" style:parent-style-name="Standard">
      <style:text-properties fo:language="pt" fo:country="BR" officeooo:rsid="00035bb0" officeooo:paragraph-rsid="00035bb0"/>
    </style:style>
    <style:style style:name="P24" style:family="paragraph" style:parent-style-name="Standard" style:list-style-name="L1">
      <style:text-properties fo:language="pt" fo:country="BR" officeooo:rsid="00035bb0" officeooo:paragraph-rsid="00035bb0"/>
    </style:style>
    <style:style style:name="P25" style:family="paragraph" style:parent-style-name="Standard">
      <style:text-properties fo:language="pt" fo:country="BR" officeooo:rsid="0005dd4b" officeooo:paragraph-rsid="0005dd4b"/>
    </style:style>
    <style:style style:name="P26" style:family="paragraph" style:parent-style-name="Standard">
      <style:text-properties fo:language="pt" fo:country="BR" fo:font-weight="bold" officeooo:rsid="000759bc" officeooo:paragraph-rsid="000759bc" style:font-weight-asian="bold" style:font-weight-complex="bold"/>
    </style:style>
    <style:style style:name="P27" style:family="paragraph" style:parent-style-name="Standard">
      <style:text-properties fo:language="pt" fo:country="BR" fo:font-weight="bold" officeooo:rsid="000943e5" officeooo:paragraph-rsid="000943e5" style:font-weight-asian="bold" style:font-weight-complex="bold"/>
    </style:style>
    <style:style style:name="P28" style:family="paragraph" style:parent-style-name="Standard" style:list-style-name="L5">
      <style:text-properties fo:language="pt" fo:country="BR" fo:font-weight="bold" officeooo:rsid="0013f321" officeooo:paragraph-rsid="0013f321" style:font-weight-asian="bold" style:font-weight-complex="bold"/>
    </style:style>
    <style:style style:name="P29" style:family="paragraph" style:parent-style-name="Standard">
      <style:text-properties fo:language="pt" fo:country="BR" fo:font-weight="bold" officeooo:rsid="00151790" officeooo:paragraph-rsid="00151790" style:font-weight-asian="bold" style:font-weight-complex="bold"/>
    </style:style>
    <style:style style:name="P30" style:family="paragraph" style:parent-style-name="Standard">
      <style:text-properties fo:language="pt" fo:country="BR" fo:font-weight="bold" officeooo:rsid="0018aaf2" officeooo:paragraph-rsid="0018aaf2" style:font-weight-asian="bold" style:font-weight-complex="bold"/>
    </style:style>
    <style:style style:name="P31" style:family="paragraph" style:parent-style-name="Standard" style:list-style-name="L6">
      <style:text-properties fo:language="pt" fo:country="BR" fo:font-weight="bold" officeooo:rsid="0018aaf2" officeooo:paragraph-rsid="0018aaf2" style:font-weight-asian="bold" style:font-weight-complex="bold"/>
    </style:style>
    <style:style style:name="P32" style:family="paragraph" style:parent-style-name="Standard">
      <style:text-properties fo:language="pt" fo:country="BR" fo:font-weight="bold" officeooo:rsid="0018b447" officeooo:paragraph-rsid="0018b447" style:font-weight-asian="bold" style:font-weight-complex="bold"/>
    </style:style>
    <style:style style:name="P33" style:family="paragraph" style:parent-style-name="Standard" style:list-style-name="L7">
      <style:text-properties fo:language="pt" fo:country="BR" fo:font-weight="bold" officeooo:rsid="0018b447" officeooo:paragraph-rsid="0018b447" style:font-weight-asian="bold" style:font-weight-complex="bold"/>
    </style:style>
    <style:style style:name="P34" style:family="paragraph" style:parent-style-name="Standard">
      <style:text-properties fo:language="pt" fo:country="BR" fo:font-weight="bold" officeooo:rsid="001a1c2a" officeooo:paragraph-rsid="001a1c2a" style:font-weight-asian="bold" style:font-weight-complex="bold"/>
    </style:style>
    <style:style style:name="P35" style:family="paragraph" style:parent-style-name="Standard">
      <style:text-properties fo:language="pt" fo:country="BR" fo:font-weight="bold" officeooo:rsid="001bf3d2" officeooo:paragraph-rsid="001bf3d2" style:font-weight-asian="bold" style:font-weight-complex="bold"/>
    </style:style>
    <style:style style:name="P36" style:family="paragraph" style:parent-style-name="Standard">
      <style:text-properties fo:language="pt" fo:country="BR" fo:font-weight="bold" officeooo:rsid="001cf6b1" officeooo:paragraph-rsid="001cf6b1" style:font-weight-asian="bold" style:font-weight-complex="bold"/>
    </style:style>
    <style:style style:name="P37" style:family="paragraph" style:parent-style-name="Standard" style:list-style-name="L8">
      <style:text-properties fo:language="pt" fo:country="BR" fo:font-weight="bold" officeooo:rsid="001cf6b1" officeooo:paragraph-rsid="001cf6b1" style:font-weight-asian="bold" style:font-weight-complex="bold"/>
    </style:style>
    <style:style style:name="P38" style:family="paragraph" style:parent-style-name="Standard">
      <style:text-properties fo:language="pt" fo:country="BR" fo:font-weight="bold" officeooo:rsid="001f34fb" officeooo:paragraph-rsid="001f34fb" style:font-weight-asian="bold" style:font-weight-complex="bold"/>
    </style:style>
    <style:style style:name="P39" style:family="paragraph" style:parent-style-name="Standard" style:list-style-name="L9">
      <style:text-properties fo:language="pt" fo:country="BR" fo:font-weight="bold" officeooo:rsid="001f34fb" officeooo:paragraph-rsid="001f34fb" style:font-weight-asian="bold" style:font-weight-complex="bold"/>
    </style:style>
    <style:style style:name="P40" style:family="paragraph" style:parent-style-name="Standard">
      <style:text-properties fo:language="pt" fo:country="BR" fo:font-weight="bold" officeooo:rsid="0021cfb2" officeooo:paragraph-rsid="0021cfb2" style:font-weight-asian="bold" style:font-weight-complex="bold"/>
    </style:style>
    <style:style style:name="P41" style:family="paragraph" style:parent-style-name="Standard" style:list-style-name="L10">
      <style:text-properties fo:language="pt" fo:country="BR" fo:font-weight="bold" officeooo:rsid="0021cfb2" officeooo:paragraph-rsid="0021cfb2" style:font-weight-asian="bold" style:font-weight-complex="bold"/>
    </style:style>
    <style:style style:name="P42" style:family="paragraph" style:parent-style-name="Standard" style:list-style-name="L10">
      <style:text-properties fo:language="pt" fo:country="BR" fo:font-weight="bold" officeooo:rsid="002297ac" officeooo:paragraph-rsid="002297ac" style:font-weight-asian="bold" style:font-weight-complex="bold"/>
    </style:style>
    <style:style style:name="P43" style:family="paragraph" style:parent-style-name="Standard">
      <style:text-properties fo:language="pt" fo:country="BR" fo:font-weight="bold" officeooo:rsid="002297ac" officeooo:paragraph-rsid="002297ac" style:font-weight-asian="bold" style:font-weight-complex="bold"/>
    </style:style>
    <style:style style:name="P44" style:family="paragraph" style:parent-style-name="Standard">
      <style:text-properties fo:language="pt" fo:country="BR" style:text-underline-style="none" fo:font-weight="normal" officeooo:rsid="0016c51b" officeooo:paragraph-rsid="00151790" style:font-weight-asian="normal" style:font-weight-complex="normal"/>
    </style:style>
    <style:style style:name="P45" style:family="paragraph" style:parent-style-name="Standard" style:list-style-name="L6">
      <style:text-properties fo:language="pt" fo:country="BR" style:text-underline-style="none" fo:font-weight="normal" officeooo:rsid="0018aaf2" officeooo:paragraph-rsid="0018aaf2" style:font-weight-asian="normal" style:font-weight-complex="normal"/>
    </style:style>
    <style:style style:name="P46" style:family="paragraph" style:parent-style-name="Standard">
      <style:text-properties fo:language="pt" fo:country="BR" style:text-underline-style="none" fo:font-weight="normal" officeooo:rsid="0018aaf2" officeooo:paragraph-rsid="0018aaf2" style:font-weight-asian="normal" style:font-weight-complex="normal"/>
    </style:style>
    <style:style style:name="P47" style:family="paragraph" style:parent-style-name="Standard" style:list-style-name="L7">
      <style:text-properties fo:language="pt" fo:country="BR" style:text-underline-style="none" fo:font-weight="normal" officeooo:rsid="0018b447" officeooo:paragraph-rsid="0018b447" style:font-weight-asian="normal" style:font-weight-complex="normal"/>
    </style:style>
    <style:style style:name="P48" style:family="paragraph" style:parent-style-name="Standard">
      <style:text-properties fo:language="pt" fo:country="BR" style:text-underline-style="none" fo:font-weight="normal" officeooo:rsid="0018b447" officeooo:paragraph-rsid="0018b447" style:font-weight-asian="normal" style:font-weight-complex="normal"/>
    </style:style>
    <style:style style:name="P49" style:family="paragraph" style:parent-style-name="Standard">
      <style:text-properties fo:language="pt" fo:country="BR" fo:font-style="normal" style:text-underline-style="none" fo:font-weight="normal" officeooo:rsid="001a1c2a" officeooo:paragraph-rsid="001a1c2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pt" fo:country="BR" fo:font-style="normal" style:text-underline-style="none" fo:font-weight="normal" officeooo:rsid="001bf3d2" officeooo:paragraph-rsid="001bf3d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pt" fo:country="BR" fo:font-style="normal" style:text-underline-style="none" fo:font-weight="normal" officeooo:rsid="001cf6b1" officeooo:paragraph-rsid="001cf6b1" style:font-style-asian="normal" style:font-weight-asian="normal" style:font-style-complex="normal" style:font-weight-complex="normal"/>
    </style:style>
    <style:style style:name="P52" style:family="paragraph" style:parent-style-name="Standard" style:list-style-name="L9">
      <style:text-properties fo:language="pt" fo:country="BR" fo:font-style="normal" style:text-underline-style="none" fo:font-weight="normal" officeooo:rsid="001f34fb" officeooo:paragraph-rsid="001f34f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42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792b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4e53b" style:font-size-asian="12pt" style:font-weight-asian="normal" style:font-size-complex="12pt" style:font-weight-complex="normal"/>
    </style:style>
    <style:style style:name="T7" style:family="text">
      <style:text-properties fo:font-size="12pt" fo:font-weight="bold" officeooo:rsid="0004e53b" style:font-size-asian="12pt" style:font-weight-asian="bold" style:font-size-complex="12pt" style:font-weight-complex="bold"/>
    </style:style>
    <style:style style:name="T8" style:family="text">
      <style:text-properties officeooo:rsid="00096422"/>
    </style:style>
    <style:style style:name="T9" style:family="text">
      <style:text-properties fo:color="#ff0000"/>
    </style:style>
    <style:style style:name="T10" style:family="text">
      <style:text-properties fo:color="#ff0000" style:text-underline-style="none" fo:font-weight="normal" officeooo:rsid="0018b447" style:font-weight-asian="normal" style:font-weight-complex="normal"/>
    </style:style>
    <style:style style:name="T11" style:family="text">
      <style:text-properties fo:color="#ff0000" style:text-underline-style="none" officeooo:rsid="0018b447"/>
    </style:style>
    <style:style style:name="T12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color="#ff0000" fo:font-style="normal" style:text-underline-style="none" fo:font-weight="normal" officeooo:rsid="001d4a63" style:font-style-asian="normal" style:font-weight-asian="normal" style:font-style-complex="normal" style:font-weight-complex="normal"/>
    </style:style>
    <style:style style:name="T14" style:family="text">
      <style:text-properties fo:color="#ff0000" fo:font-style="normal" style:text-underline-style="none" officeooo:rsid="001d4a63" style:font-style-asian="normal" style:font-style-complex="normal"/>
    </style:style>
    <style:style style:name="T15" style:family="text">
      <style:text-properties officeooo:rsid="0013f321"/>
    </style:style>
    <style:style style:name="T16" style:family="text">
      <style:text-properties officeooo:rsid="0014792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16c51b" style:font-weight-asian="normal" style:font-weight-complex="normal"/>
    </style:style>
    <style:style style:name="T21" style:family="text">
      <style:text-properties style:text-underline-style="none" officeooo:rsid="0016c51b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3a033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4a85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61967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officeooo:rsid="001d63b5" style:font-style-asian="normal" style:font-style-complex="normal"/>
    </style:style>
    <style:style style:name="T30" style:family="text">
      <style:text-properties fo:color="#ce181e" fo:font-style="normal" style:text-underline-style="none" fo:font-weight="normal" officeooo:rsid="0024a85c" style:font-style-asian="normal" style:font-weight-asian="normal" style:font-style-complex="normal" style:font-weight-complex="normal"/>
    </style:style>
    <style:style style:name="T31" style:family="text">
      <style:text-properties fo:color="#ce181e" fo:font-style="normal" style:text-underline-style="none" fo:font-weight="normal" officeooo:rsid="00261967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s <text:span text:style-name="T1">direitos sociais</text:span><text:span text:style-name="T3"> constituem </text:span><text:span text:style-name="T1">normas de ordem pública</text:span><text:span text:style-name="T3">, com a característica de </text:span><text:span text:style-name="T1">imperativas</text:span><text:span text:style-name="T3">.</text:span></text:p>
      <text:p text:style-name="P3"/>
      <text:p text:style-name="P22"><text:span text:style-name="T3">Marco dos </text:span><text:span text:style-name="T1">direitos sociais</text:span><text:span text:style-name="T3">: </text:span><text:span text:style-name="T1">Constituição de Weimar </text:span><text:span text:style-name="T3">(Alemanha, 1919).</text:span></text:p>
      <text:p text:style-name="P4"/>
      <text:p text:style-name="P23"><text:span text:style-name="T5">Direitos sociais </text:span><text:span text:style-name="T6">(rol </text:span><text:span text:style-name="T7">exemplificativo</text:span><text:span text:style-name="T6"> do art. 6º, há outros espalhados pela CF)</text:span><text:span text:style-name="T3">:</text:span></text:p>
      <text:list xml:id="list2622914621" text:style-name="L1">
        <text:list-item>
          <text:p text:style-name="P5">originalmente na CF88: educação, saúde, trabalho, lazer, segurança, previdência social, proteção à maternidade e à infância, assistência aos desamparados;</text:p>
        </text:list-item>
        <text:list-item>
          <text:p text:style-name="P24"><text:span text:style-name="T3">EC 26/2000: </text:span><text:span text:style-name="T1">alimentação</text:span><text:span text:style-name="T3">;</text:span></text:p>
        </text:list-item>
        <text:list-item>
          <text:p text:style-name="P24"><text:span text:style-name="T3">EC 64/2010: </text:span><text:span text:style-name="T1">moradia</text:span><text:span text:style-name="T3">;</text:span></text:p>
        </text:list-item>
        <text:list-item>
          <text:p text:style-name="P24"><text:span text:style-name="T3">EC 90/2015: </text:span><text:span text:style-name="T1">transporte</text:span><text:span text:style-name="T3">.</text:span></text:p>
        </text:list-item>
      </text:list>
      <text:p text:style-name="P6"/>
      <text:p text:style-name="P25"><text:span text:style-name="T3">Direitos sociais: eficácia </text:span><text:span text:style-name="T1">limitada</text:span><text:span text:style-name="T3"> e aplicabilidade </text:span><text:span text:style-name="T1">mediata</text:span><text:span text:style-name="T3">.</text:span></text:p>
      <text:p text:style-name="P7"/>
      <text:p text:style-name="P26">Teoria da reserva do possível<text:span text:style-name="T3">:</text:span></text:p>
      <text:list xml:id="list2761903111" text:style-name="L2">
        <text:list-item>
          <text:p text:style-name="P8">Poder Público deve <text:span text:style-name="T1">demonstrar objetivamente</text:span> a inexistência de recursos públicos e a falta de previsão orçamentária da respectiva despesa;</text:p>
        </text:list-item>
        <text:list-item>
          <text:p text:style-name="P8">é <text:span text:style-name="T1">possível</text:span> que o Judiciário determine, em situações excepcionais, a implementação (pelos órgãos inadimplentes) de ações destinadas à concretização dos direitos sociais.</text:p>
        </text:list-item>
      </text:list>
      <text:p text:style-name="P9"/>
      <text:p text:style-name="P27">Mínimo existencial<text:span text:style-name="T3">:</text:span></text:p>
      <text:list xml:id="list2661567118" text:style-name="L3">
        <text:list-item>
          <text:p text:style-name="P10">é um grupo de prestações essenciais que se deve fornecer ao ser humano para que tenha uma <text:span text:style-name="T1">existência digna</text:span>;</text:p>
        </text:list-item>
        <text:list-item>
          <text:p text:style-name="P10">é uma <text:span text:style-name="T1">limitação</text:span> à cláusula da reserva do possível, <text:span text:style-name="T8">visto que esta só pode ser invocada </text:span><text:span text:style-name="T2">após a garantia do mínimo existencial</text:span><text:span text:style-name="T8">.</text:span></text:p>
        </text:list-item>
      </text:list>
      <text:p text:style-name="P11"/>
      <text:p text:style-name="P12">Jurisprudência:</text:p>
      <text:list xml:id="list70954764" text:style-name="L4">
        <text:list-item>
          <text:p text:style-name="P13">STF: o direito à <text:span text:style-name="T1">saúde</text:span> é um direito público <text:span text:style-name="T1">subjetivo</text:span>, assegurado à generalidade das pessoas, que conduz o indivíduo e o Estado a uma <text:span text:style-name="T1">relação jurídica obrigacional</text:span>;</text:p>
        </text:list-item>
        <text:list-item>
          <text:p text:style-name="P13">STF: a Administração Pública pode ser obrigada, por decisão do Judiciário, a <text:span text:style-name="T1">manter estoque mínimo de medicamento</text:span> utilizado no combate à doença grave;</text:p>
        </text:list-item>
        <text:list-item>
          <text:p text:style-name="P13">STJ: o juiz pode determinar o bloqueio e o sequestro de verbas públicas como forma de garantir o fornecimento de medicamentos pelo Poder Público (somente se restar configurado que o Estado não está cumprindo seu dever de fornecer medicamentos e que dessa demora está trazendo riscos à saúde e à vida do doente);</text:p>
        </text:list-item>
        <text:list-item>
          <text:p text:style-name="P14">STF: o Judiciário pode determinar à Administração Pública que execute <text:span text:style-name="T1">obras emergenciais em estabelecimentos prisionais</text:span> a fim de proteger os direitos fundamentais dos detentos.</text:p>
        </text:list-item>
      </text:list>
      <text:p text:style-name="P15"/>
      <text:p text:style-name="P16">A existência de recursos públicos <text:span text:style-name="T1">deve ser considerada</text:span> na efetivação dos direitos sociais, apesar de o Estado ter a obrigação de assegurar ao cidadão condições mínimas para uma vida digna.</text:p>
      <text:p text:style-name="P16"/>
      <text:p text:style-name="P17">STF, SV 6: <text:span text:style-name="T1">não</text:span> viola a CF o estabelecimento de remuneração <text:span text:style-name="T1">inferior ao salário mínimo</text:span> para as praças prestadoras de serviço militar inicial. <text:span text:style-name="T9">[conscritos]</text:span></text:p>
      <text:p text:style-name="P17"/>
      <text:p text:style-name="P18">Os <text:span text:style-name="T1">sindicatos</text:span> têm legitimidade para atuar em <text:span text:style-name="T1">substituição processual</text:span> das categorias que representam, logo <text:span text:style-name="T1">não há necessidade de autorização expressa</text:span> dos trabalhadores.</text:p>
      <text:p text:style-name="P18"/>
      <text:p text:style-name="P19"><text:soft-page-break/>O <text:span text:style-name="T1">direito de greve</text:span> é um direito <text:span text:style-name="T1">social</text:span>, mas não envolver qualquer prestação positiva por parte do Estado, mas sim que este abstenha-se de atuar.</text:p>
      <text:p text:style-name="P19"/>
      <text:p text:style-name="P20">Nacionalidade é o vínculo <text:span text:style-name="T1">jurídico-político</text:span> entre o Estado soberano e o indivíduo. <text:span text:style-name="T15">É composta de 2 dimensões:</text:span></text:p>
      <text:list xml:id="list1174798954" text:style-name="L5">
        <text:list-item>
          <text:p text:style-name="P28">dimensão vertical <text:span text:style-name="T3">→ liga o indivíduo ao Estado; </text:span><text:span text:style-name="T4">impõe </text:span><text:span text:style-name="T16">obrigações</text:span><text:span text:style-name="T4"> ao indivíduo perante o Estado;</text:span></text:p>
        </text:list-item>
        <text:list-item>
          <text:p text:style-name="P28">dimensão horizontal<text:span text:style-name="T3"> → liga o indivíduo ao povo.</text:span></text:p>
        </text:list-item>
      </text:list>
      <text:p text:style-name="P21"/>
      <text:p text:style-name="P29"><text:span text:style-name="T3">A </text:span>nacionalidade <text:span text:style-name="T17">potestativa</text:span><text:span text:style-name="T19"> será adquirida quando o indivíduo nasce no exterior, filho de pai ou mãe brasileiros, e </text:span><text:span text:style-name="T18">NÃO</text:span><text:span text:style-name="T19"> é registrado em repartição brasileira competente. Aí, então ele </text:span><text:span text:style-name="T18">vem residir no Brasil</text:span><text:span text:style-name="T19"> e opta, </text:span><text:span text:style-name="T18">em qualquer tempo</text:span><text:span text:style-name="T19">, depois de atingida a </text:span><text:span text:style-name="T18">maioridade</text:span><text:span text:style-name="T19">, pela nacionalidade brasileira. </text:span><text:span text:style-name="T20">Ou seja, a </text:span><text:span text:style-name="T21">maioridade</text:span><text:span text:style-name="T20"> é uma </text:span><text:span text:style-name="T21">condição suspensiva</text:span><text:span text:style-name="T20"> da nacionalidade brasileira até o momento em que for feita a opção.</text:span></text:p>
      <text:p text:style-name="P44"/>
      <text:p text:style-name="P30"><text:span text:style-name="T20">N</text:span><text:span text:style-name="T19">aturalização de estrangeiros originários de países de língua portuguesa: </text:span><text:span text:style-name="T10">[ato </text:span><text:span text:style-name="T11">discricionário</text:span><text:span text:style-name="T10"> do PR]</text:span></text:p>
      <text:list xml:id="list3261362284" text:style-name="L6">
        <text:list-item>
          <text:p text:style-name="P31"><text:span text:style-name="T19">residência ininterrupta </text:span><text:span text:style-name="T18">por 1 ano</text:span><text:span text:style-name="T19">;</text:span></text:p>
        </text:list-item>
        <text:list-item>
          <text:p text:style-name="P45">idoneidade moral.</text:p>
        </text:list-item>
      </text:list>
      <text:p text:style-name="P46"/>
      <text:p text:style-name="P32"><text:span text:style-name="T19">Naturalização </text:span><text:span text:style-name="T18">extraordinária</text:span><text:span text:style-name="T19">: [ato </text:span><text:span text:style-name="T18">vinculado</text:span><text:span text:style-name="T19"> do PR]</text:span></text:p>
      <text:list xml:id="list491881829" text:style-name="L7">
        <text:list-item>
          <text:p text:style-name="P33"><text:span text:style-name="T19">residência </text:span><text:span text:style-name="T18">ininterrupta por mais de 15 anos</text:span><text:span text:style-name="T19">;</text:span></text:p>
        </text:list-item>
        <text:list-item>
          <text:p text:style-name="P33"><text:span text:style-name="T19">ausência de condenação </text:span><text:span text:style-name="T18">penal</text:span><text:span text:style-name="T19">; e</text:span></text:p>
        </text:list-item>
        <text:list-item>
          <text:p text:style-name="P47">requerimento do interessado.</text:p>
        </text:list-item>
      </text:list>
      <text:p text:style-name="P48"/>
      <text:p text:style-name="P34"><text:span text:style-name="T19">STF: </text:span><text:span text:style-name="T18">não </text:span><text:span text:style-name="T19">é possível a aquisição de nacionalidade brasileira </text:span><text:span text:style-name="T22">jure matrimonii</text:span><text:span text:style-name="T23"> como efeito direto e imediato resultante do <text:s/>casamento civil.</text:span></text:p>
      <text:p text:style-name="P49"/>
      <text:p text:style-name="P35"><text:span text:style-name="T23">O reconhecimento da naturalização </text:span><text:span text:style-name="T27">extraordinária</text:span><text:span text:style-name="T23"> gera efeitos </text:span><text:span text:style-name="T28">declaratórios</text:span><text:span text:style-name="T23"> (e não constitutivos).</text:span></text:p>
      <text:p text:style-name="P50"/>
      <text:p text:style-name="P36"><text:span text:style-name="T23">Português receberá tratamento igual ao de um </text:span><text:span text:style-name="T27">brasileiro </text:span><text:span text:style-name="T29">NATURALIZADO</text:span><text:span text:style-name="T23"> se: </text:span><text:span text:style-name="T13">[</text:span><text:span text:style-name="T14">não</text:span><text:span text:style-name="T13"> é atribuição de nacionalidade]</text:span></text:p>
      <text:list xml:id="list4000245437" text:style-name="L8">
        <text:list-item>
          <text:p text:style-name="P37"><text:span text:style-name="T23">tiver </text:span><text:span text:style-name="T27">residência permanente</text:span><text:span text:style-name="T23"> no Brasil; e</text:span></text:p>
        </text:list-item>
        <text:list-item>
          <text:p text:style-name="P37"><text:span text:style-name="T23">houver </text:span><text:span text:style-name="T27">reciprocidade de tratamento</text:span><text:span text:style-name="T23">.</text:span></text:p>
        </text:list-item>
      </text:list>
      <text:p text:style-name="P51"/>
      <text:p text:style-name="P38"><text:span text:style-name="T23">Conselho da República → 6 vagas reservadas a brasileiros </text:span><text:span text:style-name="T27">natos</text:span><text:span text:style-name="T23">.</text:span></text:p>
      <text:p text:style-name="P38"><text:span text:style-name="T23">Propriedade de empresas jornalísticas e de radiodifusão sonora e de sons e imagens: </text:span><text:span text:style-name="T12">[mais de 70% do capital total e votante deve ser de brasileiro nato ou naturalizado há mais de 10 anos]</text:span></text:p>
      <text:list xml:id="list1219851826" text:style-name="L9">
        <text:list-item>
          <text:p text:style-name="P52">brasileiros natos; ou</text:p>
        </text:list-item>
        <text:list-item>
          <text:p text:style-name="P39"><text:span text:style-name="T23">brasileiros naturalizados </text:span><text:span text:style-name="T27">há mais de 10 anos</text:span><text:span text:style-name="T23">.</text:span></text:p>
        </text:list-item>
      </text:list>
      <text:p text:style-name="P38"><text:span text:style-name="T23"/></text:p>
      <text:p text:style-name="P40"><text:span text:style-name="T27">Perda da nacionalidade</text:span><text:span text:style-name="T23">:</text:span></text:p>
      <text:list xml:id="list507600036" text:style-name="L10">
        <text:list-item>
          <text:p text:style-name="P41"><text:span text:style-name="T23">decisão judicial devido a atividade nociva ao interesse nacional; </text:span><text:span text:style-name="T30">[se transitar em julgado, somente poderá readquirir nacionalidade brasileira mediante ação rescisória, não é possível nova naturalização]</text:span></text:p>
        </text:list-item>
        <text:list-item>
          <text:p text:style-name="P41"><text:span text:style-name="T23">aquisição de outra nacionalidade; </text:span><text:span text:style-name="T31">[reaquisição de nacionalidade brasileira pode ser feita mediante decreto do PR]</text:span></text:p>
          <text:list>
            <text:list-item>
              <text:p text:style-name="P41"><text:soft-page-break/><text:span text:style-name="T23">exceto se lei estrangeira reconhecer a nacionalidade originária;</text:span></text:p>
            </text:list-item>
            <text:list-item>
              <text:p text:style-name="P42"><text:span text:style-name="T23">exceto se norma estrangeira impuser nacionalidade para:</text:span></text:p>
              <text:list>
                <text:list-item>
                  <text:p text:style-name="P42"><text:span text:style-name="T23">permanência em seu território; ou</text:span></text:p>
                </text:list-item>
                <text:list-item>
                  <text:p text:style-name="P42"><text:span text:style-name="T23">exercício de direitos civis.</text:span></text:p>
                </text:list-item>
              </text:list>
            </text:list-item>
          </text:list>
        </text:list-item>
      </text:list>
      <text:p text:style-name="P43"><text:span text:style-name="T23"/></text:p>
      <text:p text:style-name="P43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ceaf" officeooo:paragraph-rsid="0000cea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Direitos sociais e nacionalidade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5.4.4.2$Windows_X86_64 LibreOffice_project/2524958677847fb3bb44820e40380acbe820f960</meta:generator>
    <dc:date>2018-11-15T17:53:53.042000000</dc:date>
    <meta:editing-duration>PT1H36M33S</meta:editing-duration>
    <meta:editing-cycles>34</meta:editing-cycles>
    <meta:document-statistic meta:table-count="0" meta:image-count="0" meta:object-count="0" meta:page-count="3" meta:paragraph-count="51" meta:word-count="745" meta:character-count="4877" meta:non-whitespace-character-count="4210"/>
  </office:meta>
</office:document-meta>
</file>